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9304" calcext:value-type="float">
            <text:p>54.6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6816" calcext:value-type="float">
            <text:p>55.2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804" calcext:value-type="float">
            <text:p>56.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8456" calcext:value-type="float">
            <text:p>56.9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576" calcext:value-type="float">
            <text:p>57.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</text:p>
          </table:table-cell>
          <table:table-cell office:value-type="string" calcext:value-type="string">
            <text:p>NHP-WC-007</text:p>
          </table:table-cell>
          <table:table-cell office:value-type="string" calcext:value-type="string">
            <text:p>195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